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0844" officeooo:paragraph-rsid="000c0844"/>
    </style:style>
    <style:style style:name="P2" style:family="paragraph" style:parent-style-name="Standard">
      <style:text-properties officeooo:rsid="000ee2cb" officeooo:paragraph-rsid="000c0844"/>
    </style:style>
    <style:style style:name="P3" style:family="paragraph" style:parent-style-name="Standard">
      <style:text-properties officeooo:rsid="000ee2cb" officeooo:paragraph-rsid="000ee2cb"/>
    </style:style>
    <style:style style:name="P4" style:family="paragraph" style:parent-style-name="Standard">
      <style:text-properties officeooo:paragraph-rsid="000ee2cb"/>
    </style:style>
    <style:style style:name="P5" style:family="paragraph" style:parent-style-name="Standard">
      <style:text-properties officeooo:paragraph-rsid="0014a120"/>
    </style:style>
    <style:style style:name="P6" style:family="paragraph" style:parent-style-name="Standard">
      <style:text-properties officeooo:paragraph-rsid="00178a99"/>
    </style:style>
    <style:style style:name="P7" style:family="paragraph" style:parent-style-name="Standard">
      <style:text-properties officeooo:paragraph-rsid="0017cd6d"/>
    </style:style>
    <style:style style:name="P8" style:family="paragraph" style:parent-style-name="Standard">
      <style:text-properties officeooo:rsid="00108209" officeooo:paragraph-rsid="000ee2cb"/>
    </style:style>
    <style:style style:name="P9" style:family="paragraph" style:parent-style-name="Standard">
      <style:text-properties officeooo:rsid="0014a120" officeooo:paragraph-rsid="0014a120"/>
    </style:style>
    <style:style style:name="P10" style:family="paragraph" style:parent-style-name="Standard">
      <style:text-properties officeooo:rsid="0015b240" officeooo:paragraph-rsid="0014a120"/>
    </style:style>
    <style:style style:name="P11" style:family="paragraph" style:parent-style-name="Standard">
      <style:text-properties officeooo:rsid="001705fe" officeooo:paragraph-rsid="001705fe"/>
    </style:style>
    <style:style style:name="T1" style:family="text">
      <style:text-properties officeooo:rsid="000ee2cb"/>
    </style:style>
    <style:style style:name="T2" style:family="text">
      <style:text-properties officeooo:rsid="00108209"/>
    </style:style>
    <style:style style:name="T3" style:family="text">
      <style:text-properties officeooo:rsid="00113119"/>
    </style:style>
    <style:style style:name="T4" style:family="text">
      <style:text-properties officeooo:rsid="00130bad"/>
    </style:style>
    <style:style style:name="T5" style:family="text">
      <style:text-properties officeooo:rsid="0014a120"/>
    </style:style>
    <style:style style:name="T6" style:family="text">
      <style:text-properties officeooo:rsid="0015b240"/>
    </style:style>
    <style:style style:name="T7" style:family="text">
      <style:text-properties officeooo:rsid="00178a99"/>
    </style:style>
    <style:style style:name="T8" style:family="text">
      <style:text-properties officeooo:rsid="0017cd6d"/>
    </style:style>
    <style:style style:name="T9" style:family="text">
      <style:text-properties officeooo:rsid="0018ae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 na telefony z systemem Android przeznaczona dla jednego lub dwóch graczy. </text:p>
      <text:p text:style-name="P2"/>
      <text:p text:style-name="P3">1) Rozgrywka</text:p>
      <text:p text:style-name="P4"><text:span text:style-name="T1">Każdy z graczy steruje własnym statkiem. Plansza wraz z przeciwnikami przesuwa się od góry do dołu. Gracz może dowolnie poruszać się w obrębie ekranu, jednak nie ma żadnego wpływu na szybkość przesuwania planszy. Celem gry jest ukończenie wszystkich dostępnych plansz. Główną przeszkodą są wrogie statki. Zestrzelenie lub kolizja z wrogim statkiem skutkuje utratą szansy, gdy gracz straci wszystkie szanse, kończy grę. W przypadku rozgrywki wieloosobowej drugi gracz może oddać jedną ze swoich szans (o ile może) </text:span><text:span text:style-name="T3">koledze.</text:span><text:span text:style-name="T1"> </text:span><text:span text:style-name="T3">Oprócz unikania wrogów gracze</text:span><text:span text:style-name="T2"> mogą też próbować </text:span><text:span text:style-name="T4">ich </text:span><text:span text:style-name="T3">zestrzeliwać</text:span><text:span text:style-name="T2">, choć nie jest to konieczne do ukończenia gry. </text:span></text:p>
      <text:p text:style-name="P8"/>
      <text:p text:style-name="P9">2) Tryb wieloosobowy</text:p>
      <text:p text:style-name="P5"><text:span text:style-name="T5">W trybie wieloosobowym grać może dwóch graczy. Każdy z nich ma dwie możliwości – może założyć nową grę</text:span><text:span text:style-name="T6"> lub</text:span><text:span text:style-name="T5"> dołączyć do już istniejącej. </text:span><text:span text:style-name="T6">Podczas rozgrywki gracze współpracują, by łatwiej ukończyć poziom. Gra kończy się w momencie, gdy któryś z graczy straci wszystkie szanse (chyba że druga osoba zdecyduje się oddać swoją szansę). </text:span></text:p>
      <text:p text:style-name="P10"/>
      <text:p text:style-name="P11">3) Zachowanie przeciwników</text:p>
      <text:p text:style-name="P11">W grze występuje kilka rodzajów przeciwników. Niektórzy lecą cały czas w jednym kierunku, inni stale zmieniają swoje położenie. Część z nich może cyklicznie oddawać strzał „w dół”.</text:p>
      <text:p text:style-name="P11"/>
      <text:p text:style-name="P6"><text:span text:style-name="T7">4) </text:span><text:span text:style-name="T8">Możliwości gracza</text:span></text:p>
      <text:p text:style-name="P7"><text:span text:style-name="T8">Statek, którym porusza się gracz, może dowolnie zmieniać swoje położenie w obrębie ekranu. </text:span><text:span text:style-name="T9">W każdej chwili może też oddawać strzał „do góry”. W pewnych okolicznościach (jeszcze nie ustalonych) pojawia się jednorazowa możliwość wykonania specjalnego ataku. Atak specjalny uaktywnia się, potrząsając telefonem, atak ten niszczy wszystkich przeciwników widocznych na ekran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0-09T13:03:13</meta:creation-date>
    <meta:generator>LibreOffice/3.6$Linux_X86_64 LibreOffice_project/360m1$Build-304</meta:generator>
    <dc:date>2013-10-10T11:24:38</dc:date>
    <meta:editing-duration>PT59M2S</meta:editing-duration>
    <meta:editing-cycles>13</meta:editing-cycles>
    <meta:document-statistic meta:table-count="0" meta:image-count="0" meta:object-count="0" meta:page-count="1" meta:paragraph-count="9" meta:word-count="245" meta:character-count="1673" meta:non-whitespace-character-count="1434"/>
  </office:meta>
</office:document-meta>
</file>